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text-underline-style="solid" style:text-underline-width="auto" style:text-underline-color="font-color" fo:font-weight="bold" officeooo:rsid="00077bd0" officeooo:paragraph-rsid="00077bd0" style:font-size-asian="22.75pt" style:font-weight-asian="bold" style:font-size-complex="26pt" style:font-weight-complex="bold"/>
    </style:style>
    <style:style style:name="P2" style:family="paragraph" style:parent-style-name="Standard">
      <style:text-properties fo:font-size="14pt" style:text-underline-style="none" fo:font-weight="normal" officeooo:rsid="00077bd0" officeooo:paragraph-rsid="00077bd0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normal" officeooo:rsid="00077bd0" officeooo:paragraph-rsid="00077bd0" style:font-size-asian="12.25pt" style:font-weight-asian="normal" style:font-size-complex="14pt" style:font-weight-complex="normal"/>
    </style:style>
    <style:style style:name="P4" style:family="paragraph" style:parent-style-name="Standard">
      <style:text-properties officeooo:paragraph-rsid="00077bd0"/>
    </style:style>
    <style:style style:name="P5" style:family="paragraph" style:parent-style-name="Standard">
      <style:text-properties fo:font-weight="normal" officeooo:paragraph-rsid="0008dcd8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08dcd8" officeooo:paragraph-rsid="00077bd0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8dcd8" officeooo:paragraph-rsid="0008dcd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8dcd8" officeooo:paragraph-rsid="0008dcd8" style:font-weight-asian="normal" style:font-weight-complex="normal"/>
    </style:style>
    <style:style style:name="P9" style:family="paragraph" style:parent-style-name="Standard">
      <style:text-properties officeooo:paragraph-rsid="0008dcd8"/>
    </style:style>
    <style:style style:name="T1" style:family="text">
      <style:text-properties fo:font-size="14pt" style:text-underline-style="none" fo:font-weight="normal" officeooo:rsid="00077bd0" style:font-size-asian="12.25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officeooo:rsid="0008dcd8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officeooo:rsid="0008dcd8" style:font-size-asian="12.25pt" style:font-weight-asian="normal" style:font-size-complex="14pt" style:font-weight-complex="normal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officeooo:rsid="00077bd0" style:font-size-asian="12.25pt" style:font-size-complex="14pt"/>
    </style:style>
    <style:style style:name="T6" style:family="text">
      <style:text-properties fo:font-variant="normal" fo:text-transform="none" fo:color="#202124" style:font-name="Liberation Sans Narrow" fo:font-size="14pt" fo:letter-spacing="normal" fo:language="en" fo:country="US" fo:font-style="normal" style:font-size-asian="12.25pt" style:font-size-complex="14pt"/>
    </style:style>
    <style:style style:name="T7" style:family="text">
      <style:text-properties fo:font-variant="normal" fo:text-transform="none" fo:color="#202124" style:font-name="Liberation Sans Narrow" fo:font-size="14pt" fo:letter-spacing="normal" fo:language="en" fo:country="US" fo:font-style="normal" officeooo:rsid="0008dcd8" style:font-size-asian="12.25pt" style:font-size-complex="14pt"/>
    </style:style>
    <style:style style:name="T8" style:family="text">
      <style:text-properties fo:font-variant="normal" fo:text-transform="none" fo:color="#202124" style:font-name="Liberation Sans Narrow" fo:font-size="14pt" fo:letter-spacing="normal" fo:language="en" fo:country="US" fo:font-style="normal" officeooo:rsid="00077bd0" style:font-size-asian="12.25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LP Topic Project</text:p>
      <text:p text:style-name="P2"/>
      <text:p text:style-name="P3">Project description:</text:p>
      <text:p text:style-name="P3"/>
      <text:p text:style-name="P3">What is the product?</text:p>
      <text:p text:style-name="P4"><text:span text:style-name="T1">Our project is intended to gather and display massive-public information on the internet in a matters of seconds. Using the Topic NLP algorithm, we are able to analyze dozens of documents in search for semantic collaboration between words, states, peoples and much more.</text:span></text:p>
      <text:p text:style-name="P6"><text:span text:style-name="T5"/></text:p>
      <text:p text:style-name="P7"><text:span text:style-name="T5">W</text:span><text:span text:style-name="T4">ho are the stake-holders?</text:span></text:p>
      <text:p text:style-name="P9"><text:span text:style-name="T2">The variety of roles and people who may be invested on our product is enormous.</text:span></text:p>
      <text:p text:style-name="P5"><text:span text:style-name="T3">From a </text:span><text:bookmark text:name="tw-target-text"/><text:span text:style-name="T6">psychologist conducting</text:span><text:span text:style-name="T7"> <text:s/>a research on human behavior to an investigator looking for expressions on the internet that may give him a lead, this product can be helpful for all kinds of roles. Here are some of them: Lawyers, Investigators, Journalists, Researchers and etc.</text:span></text:p>
      <text:p text:style-name="P5"><text:span text:style-name="T7"/></text:p>
      <text:p text:style-name="P7"><text:span text:style-name="T5">W</text:span><text:span text:style-name="T4">hy should it be developed?</text:span></text:p>
      <text:p text:style-name="P7"><text:span text:style-name="T8"/></text:p>
      <text:p text:style-name="P5"><text:span text:style-name="T7"/></text:p>
      <text:p text:style-name="P8"><text:span text:style-name="T4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3:26:35.188257860</meta:creation-date>
    <dc:date>2021-11-27T13:48:56.267325766</dc:date>
    <meta:editing-duration>PT10S</meta:editing-duration>
    <meta:editing-cycles>1</meta:editing-cycles>
    <meta:document-statistic meta:table-count="0" meta:image-count="0" meta:object-count="0" meta:page-count="1" meta:paragraph-count="9" meta:word-count="121" meta:character-count="738" meta:non-whitespace-character-count="623"/>
    <meta:generator>LibreOffice/6.4.7.2$Linux_X86_64 LibreOffice_project/40$Build-2</meta:generator>
  </office:meta>
</office:document-meta>
</file>